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4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2"/>
        <table:table-column table:style-name="co10" table:default-cell-style-name="ce1"/>
        <table:table-column table:style-name="co11" table:default-cell-style-name="ce32"/>
        <table:table-column table:style-name="co12" table:default-cell-style-name="ce1"/>
        <table:table-column table:style-name="co10" table:default-cell-style-name="ce1"/>
        <table:table-column table:style-name="co13" table:default-cell-style-name="ce32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16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16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37" table:number-columns-repeated="52"/>
          <table:table-cell table:style-name="ce4" table:number-columns-repeated="525"/>
          <table:table-cell table:style-name="ce37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16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16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38" table:number-columns-repeated="577"/>
          <table:table-cell table:style-name="ce37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16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16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style-name="ce38" table:number-columns-repeated="577"/>
          <table:table-cell table:style-name="ce37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16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16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3">
            <text:p>3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0">
            <text:p>5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52">
            <text:p>5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6">
            <text:p>5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7">
            <text:p>57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9">
            <text:p>5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2">
            <text:p>6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3">
            <text:p>6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5">
            <text:p>6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6">
            <text:p>6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7">
            <text:p>6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8">
            <text:p>6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9">
            <text:p>6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1">
            <text:p>7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2">
            <text:p>7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73">
            <text:p>7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74">
            <text:p>74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75">
            <text:p>75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76">
            <text:p>7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77">
            <text:p>7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78">
            <text:p>7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79">
            <text:p>7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80">
            <text:p>8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81">
            <text:p>8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3">
            <text:p>83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4">
            <text:p>84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85">
            <text:p>8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6">
            <text:p>8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7">
            <text:p>87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88">
            <text:p>8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9">
            <text:p>89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0">
            <text:p>90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2">
            <text:p>9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94">
            <text:p>9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5">
            <text:p>9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6">
            <text:p>9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8">
            <text:p>9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9">
            <text:p>9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01">
            <text:p>101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02">
            <text:p>102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103">
            <text:p>10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04">
            <text:p>104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05">
            <text:p>105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07">
            <text:p>10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08">
            <text:p>10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6">01/16/2024</text:date>, <text:time>11:0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16T11:05:39</dc:date>
    <meta:editing-cycles>268</meta:editing-cycles>
    <meta:editing-duration>PT6H24M54S</meta:editing-duration>
    <meta:document-statistic meta:table-count="1" meta:cell-count="2076" meta:object-count="0"/>
  </office:meta>
</office:document-meta>
</file>